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8pt" style:font-size-asian="18pt" style:font-size-complex="18pt"/>
    </style:style>
    <style:style style:name="T1_10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style:writing-mode="lr-tb"/>
      <style:text-properties style:text-line-through-style="solid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P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P17" style:family="paragraph" style:parent-style-name="Standard">
      <style:paragraph-properties fo:break-before="auto" fo:line-height="115%" fo:margin-top="0cm" fo:margin-bottom="0cm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_1" style:family="text"/>
    <style:style style:name="P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P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_1" style:family="text"/>
    <style:style style:name="P2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P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_1" style:family="text"/>
    <style:style style:name="P25" style:family="paragraph" style:parent-style-name="Standard">
      <style:paragraph-properties fo:text-align="left" fo:break-before="auto" fo:text-indent="1.27cm" fo:line-height="115%" fo:margin-top="0cm" fo:margin-right="0cm" style:writing-mode="lr-tb"/>
    </style:style>
    <style:style style:name="T25_1" style:family="text">
      <style:text-properties fo:font-style="italic" style:font-style-asian="italic" style:font-style-complex="italic"/>
    </style:style>
    <style:style style:name="T25_2" style:family="text">
      <style:text-properties fo:font-style="italic" style:font-style-asian="italic" style:font-style-complex="italic"/>
    </style:style>
    <style:style style:name="T25_3" style:family="text">
      <style:text-properties fo:font-style="italic" style:font-style-asian="italic" style:font-style-complex="italic"/>
    </style:style>
    <style:style style:name="T25_4" style:family="text">
      <style:text-properties fo:font-style="italic" style:font-style-asian="italic" style:font-style-complex="italic"/>
    </style:style>
    <style:style style:name="P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_1" style:family="text"/>
    <style:style style:name="P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P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_1" style:family="text"/>
    <style:style style:name="P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P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_1" style:family="text"/>
    <style:style style:name="P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P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P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_1" style:family="text"/>
    <style:style style:name="T34_2" style:family="text"/>
    <style:style style:name="T34_3" style:family="text"/>
    <style:style style:name="P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_1" style:family="text">
      <style:text-properties style:font-name="Georgia" style:font-name-asian="Georgia" style:font-name-complex="Georgia"/>
    </style:style>
    <style:style style:name="T35_2" style:family="text">
      <style:text-properties style:font-name="Georgia" style:font-name-asian="Georgia" style:font-name-complex="Georgia"/>
    </style:style>
    <style:style style:name="T35_3" style:family="text">
      <style:text-properties style:font-name="Georgia" style:font-name-asian="Georgia" style:font-name-complex="Georgia"/>
    </style:style>
    <style:style style:name="T35_4" style:family="text">
      <style:text-properties style:font-name="Georgia" style:font-name-asian="Georgia" style:font-name-complex="Georgia"/>
    </style:style>
    <style:style style:name="T35_5" style:family="text">
      <style:text-properties style:font-name="Georgia" style:font-name-asian="Georgia" style:font-name-complex="Georgia"/>
    </style:style>
    <style:style style:name="T35_6" style:family="text">
      <style:text-properties style:font-name="Georgia" style:font-name-asian="Georgia" style:font-name-complex="Georgia"/>
    </style:style>
    <style:style style:name="T35_7" style:family="text">
      <style:text-properties style:font-name="Georgia" style:font-name-asian="Georgia" style:font-name-complex="Georgia"/>
    </style:style>
    <style:style style:name="T35_8" style:family="text">
      <style:text-properties style:font-name="Georgia" style:font-name-asian="Georgia" style:font-name-complex="Georgia"/>
    </style:style>
    <style:style style:name="P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_1" style:family="text"/>
    <style:style style:name="P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P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P40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size="14pt" style:font-size-asian="14pt" style:font-size-complex="14pt" fo:font-weight="bold" style:font-weight-asian="bold" style:font-weight-complex="bold"/>
    </style:style>
    <style:style style:name="T41_2" style:family="text">
      <style:text-properties fo:font-size="14pt" style:font-size-asian="14pt" style:font-size-complex="14pt" fo:font-weight="bold" style:font-weight-asian="bold" style:font-weight-complex="bold"/>
    </style:style>
    <style:style style:name="T41_3" style:family="text">
      <style:text-properties fo:font-size="14pt" style:font-size-asian="14pt" style:font-size-complex="14pt" fo:font-weight="bold" style:font-weight-asian="bold" style:font-weight-complex="bold"/>
    </style:style>
    <style:style style:name="T41_4" style:family="text">
      <style:text-properties fo:font-size="14pt" style:font-size-asian="14pt" style:font-size-complex="14pt" fo:font-weight="bold" style:font-weight-asian="bold" style:font-weight-complex="bold"/>
    </style:style>
    <style:style style:name="T41_5" style:family="text">
      <style:text-properties fo:font-size="14pt" style:font-size-asian="14pt" style:font-size-complex="14pt" fo:font-weight="bold" style:font-weight-asian="bold" style:font-weight-complex="bold"/>
    </style:style>
    <style:style style:name="T41_6" style:family="text">
      <style:text-properties fo:font-size="14pt" style:font-size-asian="14pt" style:font-size-complex="14pt" fo:font-weight="bold" style:font-weight-asian="bold" style:font-weight-complex="bold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fo:font-size="14pt" style:font-size-asian="14pt" style:font-size-complex="14pt" fo:font-weight="bold" style:font-weight-asian="bold" style:font-weight-complex="bold"/>
    </style:style>
    <style:style style:name="T44_2" style:family="text">
      <style:text-properties fo:font-size="14pt" style:font-size-asian="14pt" style:font-size-complex="14pt" fo:font-weight="bold" style:font-weight-asian="bold" style:font-weight-complex="bold"/>
    </style:style>
    <style:style style:name="T44_3" style:family="text">
      <style:text-properties fo:font-size="14pt" style:font-size-asian="14pt" style:font-size-complex="14pt" fo:font-weight="bold" style:font-weight-asian="bold" style:font-weight-complex="bold"/>
    </style:style>
    <style:style style:name="T44_4" style:family="text">
      <style:text-properties fo:font-size="14pt" style:font-size-asian="14pt" style:font-size-complex="14pt" fo:font-weight="bold" style:font-weight-asian="bold" style:font-weight-complex="bold"/>
    </style:style>
    <style:style style:name="T44_5" style:family="text">
      <style:text-properties fo:font-size="14pt" style:font-size-asian="14pt" style:font-size-complex="14pt" fo:font-weight="bold" style:font-weight-asian="bold" style:font-weight-complex="bold"/>
    </style:style>
    <style:style style:name="T44_6" style:family="text">
      <style:text-properties fo:font-size="14pt" style:font-size-asian="14pt" style:font-size-complex="14pt" fo:font-weight="bold" style:font-weight-asian="bold" style:font-weight-complex="bol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fo:font-size="14pt" style:font-size-asian="14pt" style:font-size-complex="14pt" fo:font-weight="bold" style:font-weight-asian="bold" style:font-weight-complex="bold"/>
    </style:style>
    <style:style style:name="T47_2" style:family="text">
      <style:text-properties fo:font-size="14pt" style:font-size-asian="14pt" style:font-size-complex="14pt" fo:font-weight="bold" style:font-weight-asian="bold" style:font-weight-complex="bold"/>
    </style:style>
    <style:style style:name="T47_3" style:family="text">
      <style:text-properties fo:font-size="14pt" style:font-size-asian="14pt" style:font-size-complex="14pt" fo:font-weight="bold" style:font-weight-asian="bold" style:font-weight-complex="bold"/>
    </style:style>
    <style:style style:name="T47_4" style:family="text">
      <style:text-properties fo:font-size="14pt" style:font-size-asian="14pt" style:font-size-complex="14pt" fo:font-weight="bold" style:font-weight-asian="bold" style:font-weight-complex="bold"/>
    </style:style>
    <style:style style:name="T47_5" style:family="text">
      <style:text-properties fo:font-size="14pt" style:font-size-asian="14pt" style:font-size-complex="14pt" fo:font-weight="bold" style:font-weight-asian="bold" style:font-weight-complex="bold"/>
    </style:style>
    <style:style style:name="T47_6" style:family="text">
      <style:text-properties fo:font-size="14pt" style:font-size-asian="14pt" style:font-size-complex="14pt" fo:font-weight="bold" style:font-weight-asian="bold" style:font-weight-complex="bold"/>
    </style:style>
    <style:style style:name="T47_7" style:family="text">
      <style:text-properties fo:font-size="14pt" style:font-size-asian="14pt" style:font-size-complex="14pt" fo:font-weight="bold" style:font-weight-asian="bold" style:font-weight-complex="bold"/>
    </style:style>
    <style:style style:name="T47_8" style:family="text">
      <style:text-properties fo:font-size="14pt" style:font-size-asian="14pt" style:font-size-complex="14pt" fo:font-weight="bold" style:font-weight-asian="bold" style:font-weight-complex="bold"/>
    </style:style>
    <style:style style:name="T47_9" style:family="text">
      <style:text-properties fo:font-size="14pt" style:font-size-asian="14pt" style:font-size-complex="14pt" fo:font-weight="bold" style:font-weight-asian="bold" style:font-weight-complex="bold"/>
    </style:style>
    <style:style style:name="T47_10" style:family="text">
      <style:text-properties fo:font-size="14pt" style:font-size-asian="14pt" style:font-size-complex="14pt" fo:font-weight="bold" style:font-weight-asian="bold" style:font-weight-complex="bold"/>
    </style:style>
    <style:style style:name="T47_11" style:family="text">
      <style:text-properties fo:font-size="14pt" style:font-size-asian="14pt" style:font-size-complex="14pt" fo:font-weight="bold" style:font-weight-asian="bold" style:font-weight-complex="bold"/>
    </style:style>
    <style:style style:name="T47_12" style:family="text">
      <style:text-properties fo:font-size="14pt" style:font-size-asian="14pt" style:font-size-complex="14pt" fo:font-weight="bold" style:font-weight-asian="bold" style:font-weight-complex="bold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fo:font-size="14pt" style:font-size-asian="14pt" style:font-size-complex="14pt" fo:font-weight="bold" style:font-weight-asian="bold" style:font-weight-complex="bold"/>
    </style:style>
    <style:style style:name="T50_2" style:family="text">
      <style:text-properties fo:font-size="14pt" style:font-size-asian="14pt" style:font-size-complex="14pt" fo:font-weight="bold" style:font-weight-asian="bold" style:font-weight-complex="bold"/>
    </style:style>
    <style:style style:name="T50_3" style:family="text">
      <style:text-properties fo:font-size="14pt" style:font-size-asian="14pt" style:font-size-complex="14pt" fo:font-weight="bold" style:font-weight-asian="bold" style:font-weight-complex="bold"/>
    </style:style>
    <style:style style:name="T50_4" style:family="text">
      <style:text-properties fo:font-size="14pt" style:font-size-asian="14pt" style:font-size-complex="14pt" fo:font-weight="bold" style:font-weight-asian="bold" style:font-weight-complex="bold"/>
    </style:style>
    <style:style style:name="T50_5" style:family="text">
      <style:text-properties fo:font-size="14pt" style:font-size-asian="14pt" style:font-size-complex="14pt" fo:font-weight="bold" style:font-weight-asian="bold" style:font-weight-complex="bold"/>
    </style:style>
    <style:style style:name="T50_6" style:family="text">
      <style:text-properties fo:font-size="14pt" style:font-size-asian="14pt" style:font-size-complex="14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T51_4" style:family="text">
      <style:text-properties fo:font-weight="bold" style:font-weight-asian="bold" style:font-weight-complex="bold"/>
    </style:style>
    <style:style style:name="T51_5" style:family="text">
      <style:text-properties fo:font-weight="bold" style:font-weight-asian="bold" style:font-weight-complex="bold"/>
    </style:style>
    <style:style style:name="T51_6" style:family="text">
      <style:text-properties fo:font-weight="bold" style:font-weight-asian="bold" style:font-weight-complex="bold"/>
    </style:style>
    <style:style style:name="T51_7" style:family="text">
      <style:text-properties fo:font-weight="bold" style:font-weight-asian="bold" style:font-weight-complex="bold"/>
    </style:style>
    <style:style style:name="T51_8" style:family="text">
      <style:text-properties fo:font-weight="bold" style:font-weight-asian="bold" style:font-weight-complex="bold"/>
    </style:style>
    <style:style style:name="T51_9" style:family="text">
      <style:text-properties fo:font-weight="bold" style:font-weight-asian="bold" style:font-weight-complex="bold"/>
    </style:style>
    <style:style style:name="T51_10" style:family="text">
      <style:text-properties fo:font-weight="bold" style:font-weight-asian="bold" style:font-weight-complex="bold"/>
    </style:style>
    <style:style style:name="T51_11" style:family="text">
      <style:text-properties fo:font-weight="bold" style:font-weight-asian="bold" style:font-weight-complex="bold"/>
    </style:style>
    <style:style style:name="T51_12" style:family="text"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P5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T56_4" style:family="text">
      <style:text-properties fo:font-weight="bold" style:font-weight-asian="bold" style:font-weight-complex="bold"/>
    </style:style>
    <style:style style:name="T56_5" style:family="text">
      <style:text-properties fo:font-weight="bold" style:font-weight-asian="bold" style:font-weight-complex="bold"/>
    </style:style>
    <style:style style:name="T56_6" style:family="text">
      <style:text-properties fo:font-weight="bold" style:font-weight-asian="bold" style:font-weight-complex="bold"/>
    </style:style>
    <style:style style:name="T56_7" style:family="text">
      <style:text-properties fo:font-weight="bold" style:font-weight-asian="bold" style:font-weight-complex="bold"/>
    </style:style>
    <style:style style:name="T56_8" style:family="text">
      <style:text-properties fo:font-weight="bold" style:font-weight-asian="bold" style:font-weight-complex="bold"/>
    </style:style>
    <style:style style:name="T56_9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T57_76" style:family="text"/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T61_4" style:family="text">
      <style:text-properties fo:font-weight="bold" style:font-weight-asian="bold" style:font-weight-complex="bold"/>
    </style:style>
    <style:style style:name="T61_5" style:family="text">
      <style:text-properties fo:font-weight="bold" style:font-weight-asian="bold" style:font-weight-complex="bold"/>
    </style:style>
    <style:style style:name="T61_6" style:family="text">
      <style:text-properties fo:font-weight="bold" style:font-weight-asian="bold" style:font-weight-complex="bold"/>
    </style:style>
    <style:style style:name="T61_7" style:family="text">
      <style:text-properties fo:font-weight="bold" style:font-weight-asian="bold" style:font-weight-complex="bold"/>
    </style:style>
    <style:style style:name="T61_8" style:family="text">
      <style:text-properties fo:font-weight="bold" style:font-weight-asian="bold" style:font-weight-complex="bold"/>
    </style:style>
    <style:style style:name="T61_9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>
      <style:text-properties fo:font-weight="bold" style:font-weight-asian="bold" style:font-weight-complex="bold"/>
    </style:style>
    <style:style style:name="T64_3" style:family="text">
      <style:text-properties fo:font-weight="bold" style:font-weight-asian="bold" style:font-weight-complex="bold"/>
    </style:style>
    <style:style style:name="T64_4" style:family="text">
      <style:text-properties fo:font-weight="bold" style:font-weight-asian="bold" style:font-weight-complex="bold"/>
    </style:style>
    <style:style style:name="T64_5" style:family="text">
      <style:text-properties fo:font-weight="bold" style:font-weight-asian="bold" style:font-weight-complex="bold"/>
    </style:style>
    <style:style style:name="T64_6" style:family="text">
      <style:text-properties fo:font-weight="bold" style:font-weight-asian="bold" style:font-weight-complex="bold"/>
    </style:style>
    <style:style style:name="T64_7" style:family="text">
      <style:text-properties fo:font-weight="bold" style:font-weight-asian="bold" style:font-weight-complex="bold"/>
    </style:style>
    <style:style style:name="T64_8" style:family="text">
      <style:text-properties fo:font-weight="bold" style:font-weight-asian="bold" style:font-weight-complex="bold"/>
    </style:style>
    <style:style style:name="T64_9" style:family="text">
      <style:text-properties fo:font-weight="bold" style:font-weight-asian="bold" style:font-weight-complex="bold"/>
    </style:style>
    <style:style style:name="T64_10" style:family="text">
      <style:text-properties fo:font-weight="bold" style:font-weight-asian="bold" style:font-weight-complex="bold"/>
    </style:style>
    <style:style style:name="T64_11" style:family="text">
      <style:text-properties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fo:font-size="14pt" style:font-size-asian="14pt" style:font-size-complex="14pt" fo:font-weight="bold" style:font-weight-asian="bold" style:font-weight-complex="bold"/>
    </style:style>
    <style:style style:name="T67_2" style:family="text">
      <style:text-properties fo:font-size="14pt" style:font-size-asian="14pt" style:font-size-complex="14pt" fo:font-weight="bold" style:font-weight-asian="bold" style:font-weight-complex="bold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T68_4" style:family="text">
      <style:text-properties fo:font-weight="bold" style:font-weight-asian="bold" style:font-weight-complex="bold"/>
    </style:style>
    <style:style style:name="T68_5" style:family="text">
      <style:text-properties fo:font-weight="bold" style:font-weight-asian="bold" style:font-weight-complex="bold"/>
    </style:style>
    <style:style style:name="T68_6" style:family="text">
      <style:text-properties fo:font-weight="bold" style:font-weight-asian="bold" style:font-weight-complex="bold"/>
    </style:style>
    <style:style style:name="T68_7" style:family="text">
      <style:text-properties fo:font-weight="bold" style:font-weight-asian="bold" style:font-weight-complex="bold"/>
    </style:style>
    <style:style style:name="T68_8" style:family="text">
      <style:text-properties fo:font-weight="bold" style:font-weight-asian="bold" style:font-weight-complex="bold"/>
    </style:style>
    <style:style style:name="T68_9" style:family="text">
      <style:text-properties fo:font-weight="bold" style:font-weight-asian="bold" style:font-weight-complex="bold"/>
    </style:style>
    <style:style style:name="T68_10" style:family="text">
      <style:text-properties fo:font-weight="bold" style:font-weight-asian="bold" style:font-weight-complex="bold"/>
    </style:style>
    <style:style style:name="T68_11" style:family="text">
      <style:text-properties fo:font-weight="bold" style:font-weight-asian="bold" style:font-weight-complex="bold"/>
    </style:style>
    <style:style style:name="T68_12" style:family="text">
      <style:text-properties fo:font-weight="bold" style:font-weight-asian="bold" style:font-weight-complex="bold"/>
    </style:style>
    <style:style style:name="T68_13" style:family="text">
      <style:text-properties fo:font-weight="bold" style:font-weight-asian="bold" style:font-weight-complex="bold"/>
    </style:style>
    <style:style style:name="T68_14" style:family="text">
      <style:text-properties fo:font-weight="bold" style:font-weight-asian="bold" style:font-weight-complex="bold"/>
    </style:style>
    <style:style style:name="T68_15" style:family="text">
      <style:text-properties fo:font-weight="bold" style:font-weight-asian="bold" style:font-weight-complex="bold"/>
    </style:style>
    <style:style style:name="T68_16" style:family="text">
      <style:text-properties fo:font-weight="bold" style:font-weight-asian="bold" style:font-weight-complex="bold"/>
    </style:style>
    <style:style style:name="T68_17" style:family="text">
      <style:text-properties fo:font-weight="bold" style:font-weight-asian="bold" style:font-weight-complex="bold"/>
    </style:style>
    <style:style style:name="T68_18" style:family="text">
      <style:text-properties fo:font-weight="bold" style:font-weight-asian="bold" style:font-weight-complex="bold"/>
    </style:style>
    <style:style style:name="T68_19" style:family="text">
      <style:text-properties fo:font-weight="bold" style:font-weight-asian="bold" style:font-weight-complex="bold"/>
    </style:style>
    <style:style style:name="T68_20" style:family="text">
      <style:text-properties fo:font-weight="bold" style:font-weight-asian="bold" style:font-weight-complex="bold"/>
    </style:style>
    <style:style style:name="T68_21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T71_83" style:family="text"/>
    <style:style style:name="T71_84" style:family="text"/>
    <style:style style:name="T71_85" style:family="text"/>
    <style:style style:name="T71_86" style:family="text"/>
    <style:style style:name="T71_87" style:family="text"/>
    <style:style style:name="T71_88" style:family="text"/>
    <style:style style:name="T71_89" style:family="text"/>
    <style:style style:name="T71_90" style:family="text"/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>
      <style:text-properties fo:font-weight="bold" style:font-weight-asian="bold" style:font-weight-complex="bold"/>
    </style:style>
    <style:style style:name="P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</office:automatic-styles>
  <office:body>
    <office:text>
      <text:p text:style-name="P1"><text:span text:style-name="T1_1">Referat</text:span><text:span text:style-name="T1_2"><text:s/></text:span><text:span text:style-name="T1_3">fra</text:span><text:span text:style-name="T1_4"><text:s/></text:span><text:span text:style-name="T1_5">Fordelingsutvalgmøte</text:span><text:span text:style-name="T1_6"><text:s/></text:span><text:span text:style-name="T1_7">onsdag</text:span><text:span text:style-name="T1_8"><text:s/>11.<text:s/></text:span><text:span text:style-name="T1_9">april</text:span><text:span text:style-name="T1_10"><text:s/>2012</text:span></text:p>
      <text:p text:style-name="P2"/>
      <text:p text:style-name="P3"><text:span text:style-name="T3_1">Tid</text:span><text:span text:style-name="T3_2">:<text:s/></text:span><text:span text:style-name="T3_3">14:00<text:s/>-<text:s/>16:00</text:span></text:p>
      <text:p text:style-name="P4"/>
      <text:p text:style-name="P5"><text:span text:style-name="T5_1">Sted</text:span><text:span text:style-name="T5_2">:</text:span><text:span text:style-name="T5_3"><text:s/></text:span><text:span text:style-name="T5_4">Styrerommet</text:span><text:span text:style-name="T5_5"><text:s/>(</text:span><text:span text:style-name="T5_6">Rom</text:span><text:span text:style-name="T5_7"><text:s/>4118)</text:span></text:p>
      <text:p text:style-name="P6"/>
      <text:p text:style-name="P7"><text:span text:style-name="T7_1">Agenda</text:span></text:p>
      <text:list text:style-name="LS1" xml:id="list0">
        <text:list-item>
          <text:p text:style-name="P8"><text:span text:style-name="T8_1">Godkjenning</text:span><text:span text:style-name="T8_2"><text:s/></text:span><text:span text:style-name="T8_3">av</text:span><text:span text:style-name="T8_4"><text:s/></text:span><text:span text:style-name="T8_5">innkalling</text:span></text:p>
        </text:list-item>
        <text:list-item>
          <text:p text:style-name="P9"><text:span text:style-name="T9_1">Godkjenning</text:span><text:span text:style-name="T9_2"><text:s/></text:span><text:span text:style-name="T9_3">av</text:span><text:span text:style-name="T9_4"><text:s/></text:span><text:span text:style-name="T9_5">agenda</text:span></text:p>
        </text:list-item>
        <text:list-item>
          <text:p text:style-name="P10"><text:span text:style-name="T10_1">Godkjenning</text:span><text:span text:style-name="T10_2"><text:s/></text:span><text:span text:style-name="T10_3">av</text:span><text:span text:style-name="T10_4"><text:s/></text:span><text:span text:style-name="T10_5">referat</text:span><text:span text:style-name="T10_6"><text:s/></text:span><text:span text:style-name="T10_7">fra</text:span><text:span text:style-name="T10_8"><text:s/></text:span><text:span text:style-name="T10_9">forrige</text:span><text:span text:style-name="T10_10"><text:s/></text:span><text:span text:style-name="T10_11">møte</text:span></text:p>
        </text:list-item>
        <text:list-item>
          <text:p text:style-name="P11"><text:span text:style-name="T11_1">Behandling</text:span><text:span text:style-name="T11_2"><text:s/></text:span><text:span text:style-name="T11_3">av</text:span><text:span text:style-name="T11_4"><text:s/></text:span><text:span text:style-name="T11_5">søknader</text:span></text:p>
          <text:list>
            <text:list-item>
              <text:p text:style-name="P12"><text:span text:style-name="T12_1">CYBs</text:span><text:span text:style-name="T12_2"><text:s/></text:span><text:span text:style-name="T12_3">søknad</text:span><text:span text:style-name="T12_4"><text:s/></text:span><text:span text:style-name="T12_5">om</text:span><text:span text:style-name="T12_6"><text:s/></text:span><text:span text:style-name="T12_7">driftsmidler</text:span><text:span text:style-name="T12_8"><text:s/></text:span><text:span text:style-name="T12_9">vår</text:span><text:span text:style-name="T12_10"><text:s/>2012</text:span></text:p>
            </text:list-item>
          </text:list>
          <text:list text:style-name="LS2" xml:id="list5">
            <text:list-item>
              <text:p text:style-name="P13"><text:span text:style-name="T13_1">FIFIs</text:span><text:span text:style-name="T13_2"><text:s/></text:span><text:span text:style-name="T13_3">søknad</text:span><text:span text:style-name="T13_4"><text:s/></text:span><text:span text:style-name="T13_5">om</text:span><text:span text:style-name="T13_6"><text:s/></text:span><text:span text:style-name="T13_7">driftsmidler</text:span><text:span text:style-name="T13_8"><text:s/>2012</text:span></text:p>
            </text:list-item>
          </text:list>
          <text:list text:style-name="LS3" xml:id="list6">
            <text:list-item>
              <text:p text:style-name="P14"><text:span text:style-name="T14_1">Fellessøknad</text:span><text:span text:style-name="T14_2"><text:s/></text:span><text:span text:style-name="T14_3">om</text:span><text:span text:style-name="T14_4"><text:s/></text:span><text:span text:style-name="T14_5">prosjektmidler</text:span><text:span text:style-name="T14_6"><text:s/>«</text:span><text:span text:style-name="T14_7">Foreningsfest</text:span><text:span text:style-name="T14_8"><text:s/>2012»</text:span></text:p>
            </text:list-item>
          </text:list>
          <text:list text:style-name="LS4" xml:id="list7">
            <text:list-item>
              <text:p text:style-name="P15"><text:span text:style-name="T15_1">Fellessøknad</text:span><text:span text:style-name="T15_2"><text:s/></text:span><text:span text:style-name="T15_3">om</text:span><text:span text:style-name="T15_4"><text:s/></text:span><text:span text:style-name="T15_5">FK</text:span><text:span text:style-name="T15_6">-</text:span><text:span text:style-name="T15_7">kaffe</text:span><text:span text:style-name="T15_8"><text:s/></text:span><text:span text:style-name="T15_9">vår</text:span><text:span text:style-name="T15_10"><text:s/>2012</text:span></text:p>
            </text:list-item>
          </text:list>
        </text:list-item>
      </text:list>
      <text:list text:style-name="LS1" xml:id="list8" text:continue-list="list0">
        <text:list-item>
          <text:p text:style-name="P16"><text:span text:style-name="T16_1">Signering</text:span><text:span text:style-name="T16_2"><text:s/></text:span><text:span text:style-name="T16_3">av</text:span><text:span text:style-name="T16_4"><text:s/></text:span><text:span text:style-name="T16_5">innvilgede</text:span><text:span text:style-name="T16_6"><text:s/></text:span><text:span text:style-name="T16_7">søknader</text:span></text:p>
        </text:list-item>
        <text:list-item>
          <text:p text:style-name="P17"><text:span text:style-name="T17_1">Eventuelt</text:span></text:p>
        </text:list-item>
      </text:list>
      <text:p text:style-name="P18"/>
      <text:p text:style-name="P19"><text:span text:style-name="T19_1">Tilstede</text:span></text:p>
      <text:p text:style-name="P20"><text:span text:style-name="T20_1">CYB</text:span></text:p>
      <text:list text:style-name="LS5" xml:id="list10">
        <text:list-item>
          <text:p text:style-name="P21"><text:span text:style-name="T21_1">Ole</text:span><text:span text:style-name="T21_2"><text:s/></text:span><text:span text:style-name="T21_3">Henrik</text:span><text:span text:style-name="T21_4"><text:s/></text:span><text:span text:style-name="T21_5">Hellenes</text:span><text:span text:style-name="T21_6"><text:s/>(</text:span><text:span text:style-name="T21_7">olehhe</text:span><text:span text:style-name="T21_8">)</text:span></text:p>
        </text:list-item>
      </text:list>
      <text:p text:style-name="P22"><text:span text:style-name="T22_1">PING</text:span></text:p>
      <text:list text:style-name="LS6" xml:id="list11">
        <text:list-item>
          <text:p text:style-name="P23"><text:span text:style-name="T23_1">Christopher</text:span><text:span text:style-name="T23_2"><text:s/></text:span><text:span text:style-name="T23_3">Culina</text:span><text:span text:style-name="T23_4"><text:s/>(</text:span><text:span text:style-name="T23_5">chrisbc</text:span><text:span text:style-name="T23_6">)</text:span></text:p>
        </text:list-item>
      </text:list>
      <text:p text:style-name="P24"><text:span text:style-name="T24_1">Dagen</text:span></text:p>
      <text:p text:style-name="P25"><text:span text:style-name="T25_1">Ikke</text:span><text:span text:style-name="T25_2"><text:s/></text:span><text:span text:style-name="T25_3">representert</text:span><text:span text:style-name="T25_4">.</text:span></text:p>
      <text:p text:style-name="P26"><text:span text:style-name="T26_1">Navet</text:span></text:p>
      <text:list text:style-name="LS7" xml:id="list12">
        <text:list-item>
          <text:p text:style-name="P27"><text:span text:style-name="T27_1">Sarah</text:span><text:span text:style-name="T27_2"><text:s/></text:span><text:span text:style-name="T27_3">Beate</text:span><text:span text:style-name="T27_4"><text:s/></text:span><text:span text:style-name="T27_5">Sandnes</text:span><text:span text:style-name="T27_6"><text:s/>(</text:span><text:span text:style-name="T27_7">sarahbs</text:span><text:span text:style-name="T27_8">)</text:span></text:p>
        </text:list-item>
        <text:list-item>
          <text:p text:style-name="P28"><text:span text:style-name="T28_1">Nicolai</text:span><text:span text:style-name="T28_2"><text:s/></text:span><text:span text:style-name="T28_3">Rønneberg</text:span><text:span text:style-name="T28_4"><text:s/></text:span><text:span text:style-name="T28_5">Nielsen</text:span><text:span text:style-name="T28_6"><text:s/>(</text:span><text:span text:style-name="T28_7">nicon</text:span><text:span text:style-name="T28_8">)</text:span></text:p>
        </text:list-item>
      </text:list>
      <text:p text:style-name="P29"><text:span text:style-name="T29_1">Mikro</text:span></text:p>
      <text:list text:style-name="LS8" xml:id="list14">
        <text:list-item>
          <text:p text:style-name="P30"><text:span text:style-name="T30_1">Maziar</text:span><text:span text:style-name="T30_2"><text:s/></text:span><text:span text:style-name="T30_3">Ghahramani</text:span><text:span text:style-name="T30_4"><text:s/>(</text:span><text:span text:style-name="T30_5">maziargh</text:span><text:span text:style-name="T30_6">)</text:span></text:p>
        </text:list-item>
      </text:list>
      <text:p text:style-name="P31"><text:span text:style-name="T31_1">FUI</text:span></text:p>
      <text:list text:style-name="LS9" xml:id="list15">
        <text:list-item>
          <text:p text:style-name="P32"><text:span text:style-name="T32_1">Thorvald</text:span><text:span text:style-name="T32_2"><text:s/></text:span><text:span text:style-name="T32_3">Henrik</text:span><text:span text:style-name="T32_4"><text:s/></text:span><text:span text:style-name="T32_5">Glad</text:span><text:span text:style-name="T32_6"><text:s/></text:span><text:span text:style-name="T32_7">Munch</text:span><text:span text:style-name="T32_8">-</text:span><text:span text:style-name="T32_9">Møller</text:span><text:span text:style-name="T32_10"><text:s/>(</text:span><text:span text:style-name="T32_11">thorvahm</text:span><text:span text:style-name="T32_12">)</text:span></text:p>
        </text:list-item>
        <text:list-item>
          <text:p text:style-name="P33"><text:span text:style-name="T33_1">Suhas</text:span><text:span text:style-name="T33_2"><text:s/></text:span><text:span text:style-name="T33_3">Govind</text:span><text:span text:style-name="T33_4"><text:s/></text:span><text:span text:style-name="T33_5">Joshi</text:span><text:span text:style-name="T33_6"><text:s/>(</text:span><text:span text:style-name="T33_7">joshi</text:span><text:span text:style-name="T33_8">)</text:span></text:p>
        </text:list-item>
      </text:list>
      <text:p text:style-name="P34"><text:span text:style-name="T34_1">P</text:span><text:span text:style-name="T34_2">:</text:span><text:span text:style-name="T34_3">ISK</text:span></text:p>
      <text:list text:style-name="LS10" xml:id="list17">
        <text:list-item>
          <text:p text:style-name="P35"><text:span text:style-name="T35_1">Andreas</text:span><text:span text:style-name="T35_2"><text:s/></text:span><text:span text:style-name="T35_3">Lind</text:span><text:span text:style-name="T35_4">-</text:span><text:span text:style-name="T35_5">Johansen</text:span><text:span text:style-name="T35_6"><text:s/>(</text:span><text:span text:style-name="T35_7">andrelin</text:span><text:span text:style-name="T35_8">)</text:span></text:p>
        </text:list-item>
      </text:list>
      <text:p text:style-name="P36"><text:span text:style-name="T36_1">FU</text:span></text:p>
      <text:list text:style-name="LS11" xml:id="list18">
        <text:list-item>
          <text:p text:style-name="P37"><text:span text:style-name="T37_1">Torgeir</text:span><text:span text:style-name="T37_2"><text:s/></text:span><text:span text:style-name="T37_3">Lebesbye</text:span><text:span text:style-name="T37_4"><text:s/>(</text:span><text:span text:style-name="T37_5">torgeirl</text:span><text:span text:style-name="T37_6">)</text:span></text:p>
        </text:list-item>
      </text:list>
      <text:p text:style-name="P38"/>
      <text:p text:style-name="P39"><text:span text:style-name="T39_1">Torgeir</text:span><text:span text:style-name="T39_2"><text:s/></text:span><text:span text:style-name="T39_3">Baraldsnes</text:span><text:span text:style-name="T39_4"><text:s/>(</text:span><text:span text:style-name="T39_5">torgeiba</text:span><text:span text:style-name="T39_6">)<text:s/></text:span><text:span text:style-name="T39_7">fra</text:span><text:span text:style-name="T39_8"><text:s/></text:span><text:span text:style-name="T39_9">TekNat</text:span><text:span text:style-name="T39_10"><text:s/></text:span><text:span text:style-name="T39_11">ønsket</text:span><text:span text:style-name="T39_12"><text:s/></text:span><text:span text:style-name="T39_13">å</text:span><text:span text:style-name="T39_14"><text:s/></text:span><text:span text:style-name="T39_15">være</text:span><text:span text:style-name="T39_16"><text:s/></text:span><text:span text:style-name="T39_17">til</text:span><text:span text:style-name="T39_18"><text:s/></text:span><text:span text:style-name="T39_19">stede</text:span><text:span text:style-name="T39_20"><text:s/></text:span><text:span text:style-name="T39_21">på</text:span><text:span text:style-name="T39_22"><text:s/></text:span><text:span text:style-name="T39_23">møtet</text:span><text:span text:style-name="T39_24">,<text:s/></text:span><text:span text:style-name="T39_25">og</text:span><text:span text:style-name="T39_26"><text:s/></text:span><text:span text:style-name="T39_27">fikk</text:span><text:span text:style-name="T39_28"><text:s/></text:span><text:span text:style-name="T39_29">innvilget</text:span><text:span text:style-name="T39_30"><text:s/></text:span><text:span text:style-name="T39_31">dette</text:span><text:span text:style-name="T39_32">.</text:span></text:p>
      <text:p text:style-name="P40"/>
      <text:p text:style-name="P41"><text:span text:style-name="T41_1">1<text:s/></text:span><text:span text:style-name="T41_2">Godkjenning</text:span><text:span text:style-name="T41_3"><text:s/></text:span><text:span text:style-name="T41_4">av</text:span><text:span text:style-name="T41_5"><text:s/></text:span><text:span text:style-name="T41_6">innkalling</text:span></text:p>
      <text:p text:style-name="P42"><text:span text:style-name="T42_1">I</text:span><text:span text:style-name="T42_2"><text:s/></text:span><text:span text:style-name="T42_3">mellom</text:span><text:span text:style-name="T42_4"><text:s/></text:span><text:span text:style-name="T42_5">påskeferien</text:span><text:span text:style-name="T42_6"><text:s/></text:span><text:span text:style-name="T42_7">og</text:span><text:span text:style-name="T42_8"><text:s/></text:span><text:span text:style-name="T42_9">et</text:span><text:span text:style-name="T42_10"><text:s/></text:span><text:span text:style-name="T42_11">sterkt</text:span><text:span text:style-name="T42_12"><text:s/></text:span><text:span text:style-name="T42_13">ønske</text:span><text:span text:style-name="T42_14"><text:s/></text:span><text:span text:style-name="T42_15">om</text:span><text:span text:style-name="T42_16"><text:s/></text:span><text:span text:style-name="T42_17">hurtig</text:span><text:span text:style-name="T42_18"><text:s/></text:span><text:span text:style-name="T42_19">behandling</text:span><text:span text:style-name="T42_20"><text:s/></text:span><text:span text:style-name="T42_21">av</text:span><text:span text:style-name="T42_22"><text:s/></text:span><text:span text:style-name="T42_23">søknad</text:span><text:span text:style-name="T42_24"><text:s/>3<text:s/></text:span><text:span text:style-name="T42_25">kom</text:span><text:span text:style-name="T42_26"><text:s/></text:span><text:span text:style-name="T42_27">innkallelsen</text:span><text:span text:style-name="T42_28"><text:s/></text:span><text:span text:style-name="T42_29">tett</text:span><text:span text:style-name="T42_30"><text:s/></text:span><text:span text:style-name="T42_31">på</text:span><text:span text:style-name="T42_32"><text:s/></text:span><text:span text:style-name="T42_33">møtedatoen</text:span><text:span text:style-name="T42_34">.</text:span></text:p>
      <text:p text:style-name="P43"/>
      <text:p text:style-name="P44"><text:span text:style-name="T44_1">2<text:s/></text:span><text:span text:style-name="T44_2">Godkjenning</text:span><text:span text:style-name="T44_3"><text:s/></text:span><text:span text:style-name="T44_4">av</text:span><text:span text:style-name="T44_5"><text:s/></text:span><text:span text:style-name="T44_6">agenda</text:span></text:p>
      <text:p text:style-name="P45"><text:span text:style-name="T45_1">Punktet</text:span><text:span text:style-name="T45_2"><text:s/></text:span><text:span text:style-name="T45_3">med</text:span><text:span text:style-name="T45_4"><text:s/></text:span><text:span text:style-name="T45_5">signering</text:span><text:span text:style-name="T45_6"><text:s/></text:span><text:span text:style-name="T45_7">utgår</text:span><text:span text:style-name="T45_8"><text:s/></text:span><text:span text:style-name="T45_9">da</text:span><text:span text:style-name="T45_10"><text:s/></text:span><text:span text:style-name="T45_11">koordinator</text:span><text:span text:style-name="T45_12"><text:s/></text:span><text:span text:style-name="T45_13">har</text:span><text:span text:style-name="T45_14"><text:s/></text:span><text:span text:style-name="T45_15">glemt</text:span><text:span text:style-name="T45_16"><text:s/></text:span><text:span text:style-name="T45_17">å</text:span><text:span text:style-name="T45_18"><text:s/></text:span><text:span text:style-name="T45_19">forberede</text:span><text:span text:style-name="T45_20"><text:s/></text:span><text:span text:style-name="T45_21">dokumentene</text:span><text:span text:style-name="T45_22"><text:s/></text:span><text:span text:style-name="T45_23">som</text:span><text:span text:style-name="T45_24"><text:s/></text:span><text:span text:style-name="T45_25">eventuelt</text:span><text:span text:style-name="T45_26"><text:s/></text:span><text:span text:style-name="T45_27">skal</text:span><text:span text:style-name="T45_28"><text:s/></text:span><text:span text:style-name="T45_29">signeres</text:span><text:span text:style-name="T45_30">.</text:span></text:p>
      <text:p text:style-name="P46"/>
      <text:p text:style-name="P47"><text:span text:style-name="T47_1">3<text:s/></text:span><text:span text:style-name="T47_2">Godkjenning</text:span><text:span text:style-name="T47_3"><text:s/></text:span><text:span text:style-name="T47_4">av</text:span><text:span text:style-name="T47_5"><text:s/></text:span><text:span text:style-name="T47_6">referat</text:span><text:span text:style-name="T47_7"><text:s/></text:span><text:span text:style-name="T47_8">fra</text:span><text:span text:style-name="T47_9"><text:s/></text:span><text:span text:style-name="T47_10">forrige</text:span><text:span text:style-name="T47_11"><text:s/></text:span><text:span text:style-name="T47_12">møte</text:span></text:p>
      <text:p text:style-name="P48"><text:span text:style-name="T48_1">To</text:span><text:span text:style-name="T48_2"><text:s/></text:span><text:span text:style-name="T48_3">etternavn</text:span><text:span text:style-name="T48_4"><text:s/></text:span><text:span text:style-name="T48_5">var</text:span><text:span text:style-name="T48_6"><text:s/></text:span><text:span text:style-name="T48_7">skrevet</text:span><text:span text:style-name="T48_8"><text:s/></text:span><text:span text:style-name="T48_9">med</text:span><text:span text:style-name="T48_10"><text:s/></text:span><text:span text:style-name="T48_11">liten</text:span><text:span text:style-name="T48_12"><text:s/></text:span><text:span text:style-name="T48_13">forbokstav</text:span><text:span text:style-name="T48_14">.<text:s/></text:span><text:span text:style-name="T48_15">Koordinator</text:span><text:span text:style-name="T48_16"><text:s/></text:span><text:span text:style-name="T48_17">skal</text:span><text:span text:style-name="T48_18"><text:s/></text:span><text:span text:style-name="T48_19">rette</text:span><text:span text:style-name="T48_20"><text:s/></text:span><text:span text:style-name="T48_21">opp</text:span><text:span text:style-name="T48_22">.</text:span></text:p>
      <text:p text:style-name="P49"/>
      <text:p text:style-name="P50"><text:span text:style-name="T50_1">4<text:s/></text:span><text:span text:style-name="T50_2">Behandling</text:span><text:span text:style-name="T50_3"><text:s/></text:span><text:span text:style-name="T50_4">av</text:span><text:span text:style-name="T50_5"><text:s/></text:span><text:span text:style-name="T50_6">søknader</text:span></text:p>
      <text:p text:style-name="P51"><text:span text:style-name="T51_1">4</text:span><text:span text:style-name="T51_2">.1<text:s/></text:span><text:span text:style-name="T51_3">CYBs</text:span><text:span text:style-name="T51_4"><text:s/></text:span><text:span text:style-name="T51_5">søknad</text:span><text:span text:style-name="T51_6"><text:s/></text:span><text:span text:style-name="T51_7">om</text:span><text:span text:style-name="T51_8"><text:s/></text:span><text:span text:style-name="T51_9">driftsmidler</text:span><text:span text:style-name="T51_10"><text:s/></text:span><text:span text:style-name="T51_11">vår</text:span><text:span text:style-name="T51_12"><text:s/>2012</text:span></text:p>
      <text:p text:style-name="P52"><text:span text:style-name="T52_1">Det</text:span><text:span text:style-name="T52_2"><text:s/></text:span><text:span text:style-name="T52_3">presiseres</text:span><text:span text:style-name="T52_4"><text:s/></text:span><text:span text:style-name="T52_5">at</text:span><text:span text:style-name="T52_6"><text:s/></text:span><text:span text:style-name="T52_7">dekorposten</text:span><text:span text:style-name="T52_8"><text:s/></text:span><text:span text:style-name="T52_9">på</text:span><text:span text:style-name="T52_10"><text:s/>10<text:s/>000<text:s/></text:span><text:span text:style-name="T52_11">kroner</text:span><text:span text:style-name="T52_12"><text:s/></text:span><text:span text:style-name="T52_13">gjelder</text:span><text:span text:style-name="T52_14"><text:s/></text:span><text:span text:style-name="T52_15">utsmykning</text:span><text:span text:style-name="T52_16"><text:s/></text:span><text:span text:style-name="T52_17">av</text:span><text:span text:style-name="T52_18"><text:s/></text:span><text:span text:style-name="T52_19">Escape</text:span><text:span text:style-name="T52_20">.<text:s/></text:span><text:span text:style-name="T52_21">Det</text:span><text:span text:style-name="T52_22"><text:s/></text:span><text:span text:style-name="T52_23">påpekkes</text:span><text:span text:style-name="T52_24"><text:s/></text:span><text:span text:style-name="T52_25">at</text:span><text:span text:style-name="T52_26"><text:s/></text:span><text:span text:style-name="T52_27">summen</text:span><text:span text:style-name="T52_28"><text:s/></text:span><text:span text:style-name="T52_29">kunne</text:span><text:span text:style-name="T52_30"><text:s/></text:span><text:span text:style-name="T52_31">vært</text:span><text:span text:style-name="T52_32"><text:s/></text:span><text:span text:style-name="T52_33">spesifisert</text:span><text:span text:style-name="T52_34"><text:s/></text:span><text:span text:style-name="T52_35">ytterligere</text:span><text:span text:style-name="T52_36">,<text:s/></text:span><text:span text:style-name="T52_37">til</text:span><text:span text:style-name="T52_38"><text:s/></text:span><text:span text:style-name="T52_39">helt</text:span><text:span text:style-name="T52_40"><text:s/></text:span><text:span text:style-name="T52_41">konkret</text:span><text:span text:style-name="T52_42"><text:s/></text:span><text:span text:style-name="T52_43">hvilken</text:span><text:span text:style-name="T52_44"><text:s/></text:span><text:span text:style-name="T52_45">utsmykning</text:span><text:span text:style-name="T52_46"><text:s/></text:span><text:span text:style-name="T52_47">man</text:span><text:span text:style-name="T52_48"><text:s/></text:span><text:span text:style-name="T52_49">ønsker</text:span><text:span text:style-name="T52_50"><text:s/></text:span><text:span text:style-name="T52_51">å</text:span><text:span text:style-name="T52_52"><text:s/></text:span><text:span text:style-name="T52_53">kjøpe</text:span><text:span text:style-name="T52_54"><text:s/></text:span><text:span text:style-name="T52_55">inn</text:span><text:span text:style-name="T52_56">.<text:s/></text:span><text:span text:style-name="T52_57">Samtidig</text:span><text:span text:style-name="T52_58"><text:s/></text:span><text:span text:style-name="T52_59">er</text:span><text:span text:style-name="T52_60"><text:s/></text:span><text:span text:style-name="T52_61">man</text:span><text:span text:style-name="T52_62"><text:s/></text:span><text:span text:style-name="T52_63">enige</text:span><text:span text:style-name="T52_64"><text:s/></text:span><text:span text:style-name="T52_65">om</text:span><text:span text:style-name="T52_66"><text:s/></text:span><text:span text:style-name="T52_67">at</text:span><text:span text:style-name="T52_68"><text:s/></text:span><text:span text:style-name="T52_69">lokalet</text:span><text:span text:style-name="T52_70"><text:s/></text:span><text:span text:style-name="T52_71">har</text:span><text:span text:style-name="T52_72"><text:s/></text:span><text:span text:style-name="T52_73">et</text:span><text:span text:style-name="T52_74"><text:s/></text:span><text:span text:style-name="T52_75">tydelig</text:span><text:span text:style-name="T52_76"><text:s/></text:span><text:span text:style-name="T52_77">behov</text:span><text:span text:style-name="T52_78"><text:s/></text:span><text:span text:style-name="T52_79">for</text:span><text:span text:style-name="T52_80"><text:s/></text:span><text:span text:style-name="T52_81">dekor</text:span><text:span text:style-name="T52_82">,<text:s/></text:span><text:span text:style-name="T52_83">og</text:span><text:span text:style-name="T52_84"><text:s/></text:span><text:span text:style-name="T52_85">søknaden</text:span><text:span text:style-name="T52_86"><text:s/></text:span><text:span text:style-name="T52_87">på</text:span><text:span text:style-name="T52_88"><text:s/>18<text:s/>130<text:s/></text:span><text:span text:style-name="T52_89">kroner</text:span><text:span text:style-name="T52_90"><text:s/></text:span><text:span text:style-name="T52_91">innvilges</text:span><text:span text:style-name="T52_92">.</text:span></text:p>
      <text:p text:style-name="P53"/>
      <text:p text:style-name="P54"><text:span text:style-name="T54_1">Man</text:span><text:span text:style-name="T54_2"><text:s/></text:span><text:span text:style-name="T54_3">minner</text:span><text:span text:style-name="T54_4"><text:s/></text:span><text:span text:style-name="T54_5">om</text:span><text:span text:style-name="T54_6"><text:s/></text:span><text:span text:style-name="T54_7">at</text:span><text:span text:style-name="T54_8"><text:s/></text:span><text:span text:style-name="T54_9">det</text:span><text:span text:style-name="T54_10"><text:s/></text:span><text:span text:style-name="T54_11">ikke</text:span><text:span text:style-name="T54_12"><text:s/></text:span><text:span text:style-name="T54_13">er</text:span><text:span text:style-name="T54_14"><text:s/></text:span><text:span text:style-name="T54_15">anledning</text:span><text:span text:style-name="T54_16"><text:s/></text:span><text:span text:style-name="T54_17">til</text:span><text:span text:style-name="T54_18"><text:s/></text:span><text:span text:style-name="T54_19">å</text:span><text:span text:style-name="T54_20"><text:s/></text:span><text:span text:style-name="T54_21">overføre</text:span><text:span text:style-name="T54_22"><text:s/></text:span><text:span text:style-name="T54_23">ubenyttet</text:span><text:span text:style-name="T54_24"><text:s/></text:span><text:span text:style-name="T54_25">støtte</text:span><text:span text:style-name="T54_26"><text:s/></text:span><text:span text:style-name="T54_27">til</text:span><text:span text:style-name="T54_28"><text:s/></text:span><text:span text:style-name="T54_29">neste</text:span><text:span text:style-name="T54_30"><text:s/></text:span><text:span text:style-name="T54_31">semester</text:span><text:span text:style-name="T54_32">.</text:span></text:p>
      <text:p text:style-name="P55"/>
      <text:p text:style-name="P56"><text:span text:style-name="T56_1">4.2<text:s/></text:span><text:span text:style-name="T56_2">FIFIs</text:span><text:span text:style-name="T56_3"><text:s/></text:span><text:span text:style-name="T56_4">søknad</text:span><text:span text:style-name="T56_5"><text:s/></text:span><text:span text:style-name="T56_6">om</text:span><text:span text:style-name="T56_7"><text:s/></text:span><text:span text:style-name="T56_8">driftsmidler</text:span><text:span text:style-name="T56_9"><text:s/>2012</text:span></text:p>
      <text:p text:style-name="P57"><text:span text:style-name="T57_1">For</text:span><text:span text:style-name="T57_2"><text:s/></text:span><text:span text:style-name="T57_3">fremtidige</text:span><text:span text:style-name="T57_4"><text:s/></text:span><text:span text:style-name="T57_5">søknader</text:span><text:span text:style-name="T57_6"><text:s/></text:span><text:span text:style-name="T57_7">er</text:span><text:span text:style-name="T57_8"><text:s/></text:span><text:span text:style-name="T57_9">det</text:span><text:span text:style-name="T57_10"><text:s/></text:span><text:span text:style-name="T57_11">ønskelig</text:span><text:span text:style-name="T57_12"><text:s/></text:span><text:span text:style-name="T57_13">at</text:span><text:span text:style-name="T57_14"><text:s/></text:span><text:span text:style-name="T57_15">postene</text:span><text:span text:style-name="T57_16"><text:s/></text:span><text:span text:style-name="T57_17">det</text:span><text:span text:style-name="T57_18"><text:s/></text:span><text:span text:style-name="T57_19">søkes</text:span><text:span text:style-name="T57_20"><text:s/></text:span><text:span text:style-name="T57_21">til</text:span><text:span text:style-name="T57_22"><text:s/></text:span><text:span text:style-name="T57_23">ikke</text:span><text:span text:style-name="T57_24"><text:s/></text:span><text:span text:style-name="T57_25">bare</text:span><text:span text:style-name="T57_26"><text:s/></text:span><text:span text:style-name="T57_27">listes</text:span><text:span text:style-name="T57_28"><text:s/></text:span><text:span text:style-name="T57_29">opp</text:span><text:span text:style-name="T57_30">,<text:s/></text:span><text:span text:style-name="T57_31">men</text:span><text:span text:style-name="T57_32"><text:s/></text:span><text:span text:style-name="T57_33">settes</text:span><text:span text:style-name="T57_34"><text:s/></text:span><text:span text:style-name="T57_35">opp</text:span><text:span text:style-name="T57_36"><text:s/></text:span><text:span text:style-name="T57_37">i</text:span><text:span text:style-name="T57_38"><text:s/></text:span><text:span text:style-name="T57_39">en</text:span><text:span text:style-name="T57_40"><text:s/></text:span><text:span text:style-name="T57_41">oversikt</text:span><text:span text:style-name="T57_42">.<text:s/></text:span><text:span text:style-name="T57_43">Postene</text:span><text:span text:style-name="T57_44"><text:s/></text:span><text:span text:style-name="T57_45">er</text:span><text:span text:style-name="T57_46"><text:s/></text:span><text:span text:style-name="T57_47">på</text:span><text:span text:style-name="T57_48"><text:s/></text:span><text:span text:style-name="T57_49">totalt</text:span><text:span text:style-name="T57_50"><text:s/>8<text:s/>400<text:s/></text:span><text:span text:style-name="T57_51">kroner</text:span><text:span text:style-name="T57_52">,<text:s/></text:span><text:span text:style-name="T57_53">og</text:span><text:span text:style-name="T57_54"><text:s/></text:span><text:span text:style-name="T57_55">de</text:span><text:span text:style-name="T57_56"><text:s/></text:span><text:span text:style-name="T57_57">siste</text:span><text:span text:style-name="T57_58"><text:s/>400<text:s/></text:span><text:span text:style-name="T57_59">kronene</text:span><text:span text:style-name="T57_60"><text:s/></text:span><text:span text:style-name="T57_61">kommer</text:span><text:span text:style-name="T57_62"><text:s/></text:span><text:span text:style-name="T57_63">fra</text:span><text:span text:style-name="T57_64"><text:s/></text:span><text:span text:style-name="T57_65">foreningens</text:span><text:span text:style-name="T57_66"><text:s/></text:span><text:span text:style-name="T57_67">egenkapital</text:span><text:span text:style-name="T57_68">.<text:s/></text:span><text:span text:style-name="T57_69">Søknaden</text:span><text:span text:style-name="T57_70"><text:s/></text:span><text:span text:style-name="T57_71">på</text:span><text:span text:style-name="T57_72"><text:s/>8<text:s/>000<text:s/></text:span><text:span text:style-name="T57_73">kroner</text:span><text:span text:style-name="T57_74"><text:s/></text:span><text:span text:style-name="T57_75">innvilges</text:span><text:span text:style-name="T57_76">.</text:span></text:p>
      <text:p text:style-name="P58"/>
      <text:p text:style-name="P59"><text:span text:style-name="T59_1">Koordinator</text:span><text:span text:style-name="T59_2"><text:s/></text:span><text:span text:style-name="T59_3">presiserer</text:span><text:span text:style-name="T59_4"><text:s/></text:span><text:span text:style-name="T59_5">at</text:span><text:span text:style-name="T59_6"><text:s/></text:span><text:span text:style-name="T59_7">utbetalingen</text:span><text:span text:style-name="T59_8"><text:s/></text:span><text:span text:style-name="T59_9">ikke</text:span><text:span text:style-name="T59_10"><text:s/></text:span><text:span text:style-name="T59_11">kan</text:span><text:span text:style-name="T59_12"><text:s/></text:span><text:span text:style-name="T59_13">skje</text:span><text:span text:style-name="T59_14"><text:s/></text:span><text:span text:style-name="T59_15">før</text:span><text:span text:style-name="T59_16"><text:s/></text:span><text:span text:style-name="T59_17">søknaden</text:span><text:span text:style-name="T59_18"><text:s/></text:span><text:span text:style-name="T59_19">er</text:span><text:span text:style-name="T59_20"><text:s/></text:span><text:span text:style-name="T59_21">oppdatert</text:span><text:span text:style-name="T59_22"><text:s/></text:span><text:span text:style-name="T59_23">med</text:span><text:span text:style-name="T59_24"><text:s/></text:span><text:span text:style-name="T59_25">foreningens</text:span><text:span text:style-name="T59_26"><text:s/></text:span><text:span text:style-name="T59_27">kontonummer</text:span><text:span text:style-name="T59_28"><text:s/></text:span><text:span text:style-name="T59_29">og</text:span><text:span text:style-name="T59_30"><text:s/></text:span><text:span text:style-name="T59_31">økonomisk</text:span><text:span text:style-name="T59_32"><text:s/></text:span><text:span text:style-name="T59_33">ansvarlig</text:span><text:span text:style-name="T59_34">.</text:span></text:p>
      <text:p text:style-name="P60"/>
      <text:p text:style-name="P61"><text:span text:style-name="T61_1">4.3<text:s/></text:span><text:span text:style-name="T61_2">Fellessøknad</text:span><text:span text:style-name="T61_3"><text:s/></text:span><text:span text:style-name="T61_4">om</text:span><text:span text:style-name="T61_5"><text:s/></text:span><text:span text:style-name="T61_6">prosjektmidler</text:span><text:span text:style-name="T61_7"><text:s/>«</text:span><text:span text:style-name="T61_8">Foreningsfest</text:span><text:span text:style-name="T61_9"><text:s/>2012»</text:span></text:p>
      <text:p text:style-name="P62"><text:span text:style-name="T62_1">Søknaden</text:span><text:span text:style-name="T62_2"><text:s/></text:span><text:span text:style-name="T62_3">er</text:span><text:span text:style-name="T62_4"><text:s/></text:span><text:span text:style-name="T62_5">på</text:span><text:span text:style-name="T62_6"><text:s/></text:span><text:span text:style-name="T62_7">inntil</text:span><text:span text:style-name="T62_8"><text:s/>35<text:s/>000<text:s/></text:span><text:span text:style-name="T62_9">kroner</text:span><text:span text:style-name="T62_10">,<text:s/></text:span><text:span text:style-name="T62_11">hvor</text:span><text:span text:style-name="T62_12"><text:s/>20<text:s/>000<text:s/></text:span><text:span text:style-name="T62_13">kroner</text:span><text:span text:style-name="T62_14"><text:s/></text:span><text:span text:style-name="T62_15">er</text:span><text:span text:style-name="T62_16"><text:s/></text:span><text:span text:style-name="T62_17">satt</text:span><text:span text:style-name="T62_18"><text:s/></text:span><text:span text:style-name="T62_19">som</text:span><text:span text:style-name="T62_20"><text:s/></text:span><text:span text:style-name="T62_21">en</text:span><text:span text:style-name="T62_22"><text:s/></text:span><text:span text:style-name="T62_23">nedre</text:span><text:span text:style-name="T62_24"><text:s/></text:span><text:span text:style-name="T62_25">grense</text:span><text:span text:style-name="T62_26"><text:s/></text:span><text:span text:style-name="T62_27">med</text:span><text:span text:style-name="T62_28"><text:s/>150<text:s/></text:span><text:span text:style-name="T62_29">kroner</text:span><text:span text:style-name="T62_30"><text:s/></text:span><text:span text:style-name="T62_31">i</text:span><text:span text:style-name="T62_32"><text:s/></text:span><text:span text:style-name="T62_33">egenandel</text:span><text:span text:style-name="T62_34"><text:s/></text:span><text:span text:style-name="T62_35">for</text:span><text:span text:style-name="T62_36"><text:s/></text:span><text:span text:style-name="T62_37">inntil</text:span><text:span text:style-name="T62_38"><text:s/>100<text:s/></text:span><text:span text:style-name="T62_39">deltakere</text:span><text:span text:style-name="T62_40">.<text:s/></text:span><text:span text:style-name="T62_41">Etter</text:span><text:span text:style-name="T62_42"><text:s/></text:span><text:span text:style-name="T62_43">en</text:span><text:span text:style-name="T62_44"><text:s/></text:span><text:span text:style-name="T62_45">diskusjon</text:span><text:span text:style-name="T62_46"><text:s/></text:span><text:span text:style-name="T62_47">om</text:span><text:span text:style-name="T62_48"><text:s/></text:span><text:span text:style-name="T62_49">hva</text:span><text:span text:style-name="T62_50"><text:s/></text:span><text:span text:style-name="T62_51">egenandelen</text:span><text:span text:style-name="T62_52"><text:s/></text:span><text:span text:style-name="T62_53">bør</text:span><text:span text:style-name="T62_54"><text:s/></text:span><text:span text:style-name="T62_55">ligge</text:span><text:span text:style-name="T62_56"><text:s/></text:span><text:span text:style-name="T62_57">på</text:span><text:span text:style-name="T62_58"><text:s/></text:span><text:span text:style-name="T62_59">blir</text:span><text:span text:style-name="T62_60"><text:s/></text:span><text:span text:style-name="T62_61">man</text:span><text:span text:style-name="T62_62"><text:s/></text:span><text:span text:style-name="T62_63">enige</text:span><text:span text:style-name="T62_64"><text:s/></text:span><text:span text:style-name="T62_65">om</text:span><text:span text:style-name="T62_66"><text:s/></text:span><text:span text:style-name="T62_67">å</text:span><text:span text:style-name="T62_68"><text:s/></text:span><text:span text:style-name="T62_69">innvilge</text:span><text:span text:style-name="T62_70"><text:s/>20<text:s/>000<text:s/></text:span><text:span text:style-name="T62_71">kroner</text:span><text:span text:style-name="T62_72">.</text:span></text:p>
      <text:p text:style-name="P63"/>
      <text:p text:style-name="P64"><text:span text:style-name="T64_1">4.4<text:s/></text:span><text:span text:style-name="T64_2">Fellessøknad</text:span><text:span text:style-name="T64_3"><text:s/></text:span><text:span text:style-name="T64_4">om</text:span><text:span text:style-name="T64_5"><text:s/></text:span><text:span text:style-name="T64_6">FK</text:span><text:span text:style-name="T64_7">-</text:span><text:span text:style-name="T64_8">kaffe</text:span><text:span text:style-name="T64_9"><text:s/></text:span><text:span text:style-name="T64_10">våren</text:span><text:span text:style-name="T64_11"><text:s/>2012</text:span></text:p>
      <text:p text:style-name="P65"><text:span text:style-name="T65_1">CYB</text:span><text:span text:style-name="T65_2"><text:s/></text:span><text:span text:style-name="T65_3">har</text:span><text:span text:style-name="T65_4"><text:s/></text:span><text:span text:style-name="T65_5">ansvar</text:span><text:span text:style-name="T65_6"><text:s/></text:span><text:span text:style-name="T65_7">for</text:span><text:span text:style-name="T65_8"><text:s/></text:span><text:span text:style-name="T65_9">innkjøp</text:span><text:span text:style-name="T65_10"><text:s/></text:span><text:span text:style-name="T65_11">mens</text:span><text:span text:style-name="T65_12"><text:s/></text:span><text:span text:style-name="T65_13">FUI</text:span><text:span text:style-name="T65_14"><text:s/></text:span><text:span text:style-name="T65_15">tar</text:span><text:span text:style-name="T65_16"><text:s/></text:span><text:span text:style-name="T65_17">det</text:span><text:span text:style-name="T65_18"><text:s/></text:span><text:span text:style-name="T65_19">praktiske</text:span><text:span text:style-name="T65_20"><text:s/></text:span><text:span text:style-name="T65_21">ansvaret</text:span><text:span text:style-name="T65_22">.<text:s/></text:span><text:span text:style-name="T65_23">Med</text:span><text:span text:style-name="T65_24"><text:s/></text:span><text:span text:style-name="T65_25">rundt</text:span><text:span text:style-name="T65_26"><text:s/></text:span><text:span text:style-name="T65_27">to</text:span><text:span text:style-name="T65_28"><text:s/></text:span><text:span text:style-name="T65_29">måneder</text:span><text:span text:style-name="T65_30"><text:s/></text:span><text:span text:style-name="T65_31">igjen</text:span><text:span text:style-name="T65_32"><text:s/></text:span><text:span text:style-name="T65_33">av</text:span><text:span text:style-name="T65_34"><text:s/></text:span><text:span text:style-name="T65_35">semesteret</text:span><text:span text:style-name="T65_36"><text:s/></text:span><text:span text:style-name="T65_37">virker</text:span><text:span text:style-name="T65_38"><text:s/></text:span><text:span text:style-name="T65_39">estimatet</text:span><text:span text:style-name="T65_40"><text:s/></text:span><text:span text:style-name="T65_41">på</text:span><text:span text:style-name="T65_42"><text:s/>10<text:s/>000<text:s/></text:span><text:span text:style-name="T65_43">kroner</text:span><text:span text:style-name="T65_44"><text:s/></text:span><text:span text:style-name="T65_45">veldig</text:span><text:span text:style-name="T65_46"><text:s/></text:span><text:span text:style-name="T65_47">høyt</text:span><text:span text:style-name="T65_48">.<text:s/></text:span><text:span text:style-name="T65_49">Søknaden</text:span><text:span text:style-name="T65_50"><text:s/></text:span><text:span text:style-name="T65_51">innvilges</text:span><text:span text:style-name="T65_52"><text:s/></text:span><text:span text:style-name="T65_53">delvis</text:span><text:span text:style-name="T65_54"><text:s/></text:span><text:span text:style-name="T65_55">med</text:span><text:span text:style-name="T65_56"><text:s/>5<text:s/>000<text:s/></text:span><text:span text:style-name="T65_57">kroner</text:span><text:span text:style-name="T65_58">.</text:span></text:p>
      <text:p text:style-name="P66"/>
      <text:p text:style-name="P67"><text:span text:style-name="T67_1">6<text:s/></text:span><text:span text:style-name="T67_2">Eventuelt</text:span></text:p>
      <text:p text:style-name="P68"><text:span text:style-name="T68_1">6.1<text:s/></text:span><text:span text:style-name="T68_2">Mikros</text:span><text:span text:style-name="T68_3"><text:s/></text:span><text:span text:style-name="T68_4">søknad</text:span><text:span text:style-name="T68_5"><text:s/></text:span><text:span text:style-name="T68_6">om</text:span><text:span text:style-name="T68_7"><text:s/></text:span><text:span text:style-name="T68_8">driftsstøtte</text:span><text:span text:style-name="T68_9"><text:s/></text:span><text:span text:style-name="T68_10">vår</text:span><text:span text:style-name="T68_11"><text:s/>2012<text:s/></text:span><text:span text:style-name="T68_12">og</text:span><text:span text:style-name="T68_13"><text:s/></text:span><text:span text:style-name="T68_14">søknad</text:span><text:span text:style-name="T68_15"><text:s/></text:span><text:span text:style-name="T68_16">om</text:span><text:span text:style-name="T68_17"><text:s/></text:span><text:span text:style-name="T68_18">prosjektstøtte</text:span><text:span text:style-name="T68_19"><text:s/>«</text:span><text:span text:style-name="T68_20">Mikrotur</text:span><text:span text:style-name="T68_21"><text:s/>2012»</text:span></text:p>
      <text:p text:style-name="P69"><text:span text:style-name="T69_1">Foreningene</text:span><text:span text:style-name="T69_2"><text:s/></text:span><text:span text:style-name="T69_3">mottok</text:span><text:span text:style-name="T69_4"><text:s/></text:span><text:span text:style-name="T69_5">en</text:span><text:span text:style-name="T69_6"><text:s/></text:span><text:span text:style-name="T69_7">oppdatert</text:span><text:span text:style-name="T69_8"><text:s/></text:span><text:span text:style-name="T69_9">søknad</text:span><text:span text:style-name="T69_10"><text:s/>04:49<text:s/></text:span><text:span text:style-name="T69_11">i</text:span><text:span text:style-name="T69_12"><text:s/></text:span><text:span text:style-name="T69_13">natt</text:span><text:span text:style-name="T69_14">,<text:s/></text:span><text:span text:style-name="T69_15">og</text:span><text:span text:style-name="T69_16"><text:s/></text:span><text:span text:style-name="T69_17">et</text:span><text:span text:style-name="T69_18"><text:s/></text:span><text:span text:style-name="T69_19">par</text:span><text:span text:style-name="T69_20"><text:s/></text:span><text:span text:style-name="T69_21">av</text:span><text:span text:style-name="T69_22"><text:s/></text:span><text:span text:style-name="T69_23">foreningene</text:span><text:span text:style-name="T69_24"><text:s/></text:span><text:span text:style-name="T69_25">har</text:span><text:span text:style-name="T69_26"><text:s/></text:span><text:span text:style-name="T69_27">faktisk</text:span><text:span text:style-name="T69_28"><text:s/></text:span><text:span text:style-name="T69_29">rukket</text:span><text:span text:style-name="T69_30"><text:s/></text:span><text:span text:style-name="T69_31">å</text:span><text:span text:style-name="T69_32"><text:s/></text:span><text:span text:style-name="T69_33">diskutere</text:span><text:span text:style-name="T69_34"><text:s/></text:span><text:span text:style-name="T69_35">den</text:span><text:span text:style-name="T69_36"><text:s/></text:span><text:span text:style-name="T69_37">innad</text:span><text:span text:style-name="T69_38">.</text:span></text:p>
      <text:p text:style-name="P70"/>
      <text:p text:style-name="P71"><text:span text:style-name="T71_1">Da</text:span><text:span text:style-name="T71_2"><text:s/></text:span><text:span text:style-name="T71_3">søknaden</text:span><text:span text:style-name="T71_4"><text:s/></text:span><text:span text:style-name="T71_5">om</text:span><text:span text:style-name="T71_6"><text:s/></text:span><text:span text:style-name="T71_7">driftsstøtte</text:span><text:span text:style-name="T71_8"><text:s/></text:span><text:span text:style-name="T71_9">for</text:span><text:span text:style-name="T71_10"><text:s/></text:span><text:span text:style-name="T71_11">vår</text:span><text:span text:style-name="T71_12"><text:s/>2012<text:s/></text:span><text:span text:style-name="T71_13">ble</text:span><text:span text:style-name="T71_14"><text:s/></text:span><text:span text:style-name="T71_15">behandlet</text:span><text:span text:style-name="T71_16"><text:s/></text:span><text:span text:style-name="T71_17">på</text:span><text:span text:style-name="T71_18"><text:s/></text:span><text:span text:style-name="T71_19">forrige</text:span><text:span text:style-name="T71_20"><text:s/></text:span><text:span text:style-name="T71_21">møte</text:span><text:span text:style-name="T71_22"><text:s/></text:span><text:span text:style-name="T71_23">ble</text:span><text:span text:style-name="T71_24"><text:s/></text:span><text:span text:style-name="T71_25">det</text:span><text:span text:style-name="T71_26"><text:s/></text:span><text:span text:style-name="T71_27">fattet</text:span><text:span text:style-name="T71_28"><text:s/></text:span><text:span text:style-name="T71_29">vedtak</text:span><text:span text:style-name="T71_30"><text:s/></text:span><text:span text:style-name="T71_31">om</text:span><text:span text:style-name="T71_32"><text:s/></text:span><text:span text:style-name="T71_33">at</text:span><text:span text:style-name="T71_34"><text:s/></text:span><text:span text:style-name="T71_35">søknaden</text:span><text:span text:style-name="T71_36"><text:s/></text:span><text:span text:style-name="T71_37">ikke</text:span><text:span text:style-name="T71_38"><text:s/></text:span><text:span text:style-name="T71_39">innvilges</text:span><text:span text:style-name="T71_40">,<text:s/></text:span><text:span text:style-name="T71_41">men</text:span><text:span text:style-name="T71_42"><text:s/></text:span><text:span text:style-name="T71_43">at</text:span><text:span text:style-name="T71_44"><text:s/></text:span><text:span text:style-name="T71_45">den</text:span><text:span text:style-name="T71_46"><text:s/></text:span><text:span text:style-name="T71_47">kan</text:span><text:span text:style-name="T71_48"><text:s/></text:span><text:span text:style-name="T71_49">behandles</text:span><text:span text:style-name="T71_50"><text:s/></text:span><text:span text:style-name="T71_51">igjen</text:span><text:span text:style-name="T71_52"><text:s/></text:span><text:span text:style-name="T71_53">på</text:span><text:span text:style-name="T71_54"><text:s/></text:span><text:span text:style-name="T71_55">sirkulasjon</text:span><text:span text:style-name="T71_56"><text:s/></text:span><text:span text:style-name="T71_57">etter</text:span><text:span text:style-name="T71_58"><text:s/></text:span><text:span text:style-name="T71_59">at</text:span><text:span text:style-name="T71_60"><text:s/></text:span><text:span text:style-name="T71_61">søknadssummen</text:span><text:span text:style-name="T71_62"><text:s/></text:span><text:span text:style-name="T71_63">er</text:span><text:span text:style-name="T71_64"><text:s/></text:span><text:span text:style-name="T71_65">spesifisert</text:span><text:span text:style-name="T71_66">.<text:s/></text:span><text:span text:style-name="T71_67">Søknadssummen</text:span><text:span text:style-name="T71_68"><text:s/></text:span><text:span text:style-name="T71_69">på</text:span><text:span text:style-name="T71_70"><text:s/>9<text:s/>000<text:s/></text:span><text:span text:style-name="T71_71">kroner</text:span><text:span text:style-name="T71_72"><text:s/></text:span><text:span text:style-name="T71_73">er</text:span><text:span text:style-name="T71_74"><text:s/></text:span><text:span text:style-name="T71_75">fortsatt</text:span><text:span text:style-name="T71_76"><text:s/></text:span><text:span text:style-name="T71_77">uspesifisert</text:span><text:span text:style-name="T71_78">,<text:s/></text:span><text:span text:style-name="T71_79">og</text:span><text:span text:style-name="T71_80"><text:s/></text:span><text:span text:style-name="T71_81">behandles</text:span><text:span text:style-name="T71_82"><text:s/></text:span><text:span text:style-name="T71_83">derfor</text:span><text:span text:style-name="T71_84"><text:s/></text:span><text:span text:style-name="T71_85">ikke</text:span><text:span text:style-name="T71_86"><text:s/></text:span><text:span text:style-name="T71_87">på</text:span><text:span text:style-name="T71_88"><text:s/></text:span><text:span text:style-name="T71_89">nytt</text:span><text:span text:style-name="T71_90">.</text:span></text:p>
      <text:p text:style-name="P72"/>
      <text:p text:style-name="P73"><text:span text:style-name="T73_1">Man</text:span><text:span text:style-name="T73_2"><text:s/></text:span><text:span text:style-name="T73_3">er</text:span><text:span text:style-name="T73_4"><text:s/></text:span><text:span text:style-name="T73_5">positive</text:span><text:span text:style-name="T73_6"><text:s/></text:span><text:span text:style-name="T73_7">til</text:span><text:span text:style-name="T73_8"><text:s/></text:span><text:span text:style-name="T73_9">søknaden</text:span><text:span text:style-name="T73_10"><text:s/></text:span><text:span text:style-name="T73_11">om</text:span><text:span text:style-name="T73_12"><text:s/></text:span><text:span text:style-name="T73_13">prosjektstøtte</text:span><text:span text:style-name="T73_14"><text:s/></text:span><text:span text:style-name="T73_15">til</text:span><text:span text:style-name="T73_16"><text:s/></text:span><text:span text:style-name="T73_17">en</text:span><text:span text:style-name="T73_18"><text:s/></text:span><text:span text:style-name="T73_19">hyttetur</text:span><text:span text:style-name="T73_20">,<text:s/></text:span><text:span text:style-name="T73_21">men</text:span><text:span text:style-name="T73_22"><text:s/></text:span><text:span text:style-name="T73_23">sånn</text:span><text:span text:style-name="T73_24"><text:s/></text:span><text:span text:style-name="T73_25">søknaden</text:span><text:span text:style-name="T73_26"><text:s/></text:span><text:span text:style-name="T73_27">legges</text:span><text:span text:style-name="T73_28"><text:s/></text:span><text:span text:style-name="T73_29">frem</text:span><text:span text:style-name="T73_30"><text:s/></text:span><text:span text:style-name="T73_31">er</text:span><text:span text:style-name="T73_32"><text:s/></text:span><text:span text:style-name="T73_33">den</text:span><text:span text:style-name="T73_34"><text:s/></text:span><text:span text:style-name="T73_35">et</text:span><text:span text:style-name="T73_36"><text:s/></text:span><text:span text:style-name="T73_37">tillegg</text:span><text:span text:style-name="T73_38"><text:s/></text:span><text:span text:style-name="T73_39">til</text:span><text:span text:style-name="T73_40"><text:s/></text:span><text:span text:style-name="T73_41">driftssøknaden</text:span><text:span text:style-name="T73_42"><text:s/>(</text:span><text:span text:style-name="T73_43">uten</text:span><text:span text:style-name="T73_44"><text:s/></text:span><text:span text:style-name="T73_45">eget</text:span><text:span text:style-name="T73_46"><text:s/></text:span><text:span text:style-name="T73_47">budsjett</text:span><text:span text:style-name="T73_48">).<text:s/></text:span><text:span text:style-name="T73_49">Det</text:span><text:span text:style-name="T73_50"><text:s/></text:span><text:span text:style-name="T73_51">vedtas</text:span><text:span text:style-name="T73_52"><text:s/></text:span><text:span text:style-name="T73_53">å</text:span><text:span text:style-name="T73_54"><text:s/></text:span><text:span text:style-name="T73_55">behandle</text:span><text:span text:style-name="T73_56"><text:s/></text:span><text:span text:style-name="T73_57">en</text:span><text:span text:style-name="T73_58"><text:s/></text:span><text:span text:style-name="T73_59">søknad</text:span><text:span text:style-name="T73_60"><text:s/></text:span><text:span text:style-name="T73_61">med</text:span><text:span text:style-name="T73_62"><text:s/></text:span><text:span text:style-name="T73_63">eget</text:span><text:span text:style-name="T73_64"><text:s/></text:span><text:span text:style-name="T73_65">budsjett</text:span><text:span text:style-name="T73_66"><text:s/></text:span><text:span text:style-name="T73_67">på</text:span><text:span text:style-name="T73_68"><text:s/></text:span><text:span text:style-name="T73_69">sirkulasjon</text:span><text:span text:style-name="T73_70">.</text:span></text:p>
      <text:p text:style-name="P74"/>
      <text:p text:style-name="P75"><text:span text:style-name="T75_1">6.2<text:s/></text:span><text:span text:style-name="T75_2">Uformelle</text:span><text:span text:style-name="T75_3"><text:s/></text:span><text:span text:style-name="T75_4">kaffesamtaler</text:span></text:p>
      <text:p text:style-name="P76"><text:span text:style-name="T76_1">Med</text:span><text:span text:style-name="T76_2"><text:s/></text:span><text:span text:style-name="T76_3">kaffeproblematikken</text:span><text:span text:style-name="T76_4"><text:s/></text:span><text:span text:style-name="T76_5">under</text:span><text:span text:style-name="T76_6"><text:s/></text:span><text:span text:style-name="T76_7">kontroll</text:span><text:span text:style-name="T76_8"><text:s/></text:span><text:span text:style-name="T76_9">blir</text:span><text:span text:style-name="T76_10"><text:s/></text:span><text:span text:style-name="T76_11">det</text:span><text:span text:style-name="T76_12"><text:s/></text:span><text:span text:style-name="T76_13">snakk</text:span><text:span text:style-name="T76_14"><text:s/></text:span><text:span text:style-name="T76_15">om</text:span><text:span text:style-name="T76_16"><text:s/></text:span><text:span text:style-name="T76_17">hvordan</text:span><text:span text:style-name="T76_18"><text:s/></text:span><text:span text:style-name="T76_19">behovet</text:span><text:span text:style-name="T76_20"><text:s/></text:span><text:span text:style-name="T76_21">for</text:span><text:span text:style-name="T76_22"><text:s/></text:span><text:span text:style-name="T76_23">å</text:span><text:span text:style-name="T76_24"><text:s/></text:span><text:span text:style-name="T76_25">snakke</text:span><text:span text:style-name="T76_26"><text:s/></text:span><text:span text:style-name="T76_27">mer</text:span><text:span text:style-name="T76_28"><text:s/></text:span><text:span text:style-name="T76_29">uformelt</text:span><text:span text:style-name="T76_30"><text:s/></text:span><text:span text:style-name="T76_31">foreningene</text:span><text:span text:style-name="T76_32"><text:s/></text:span><text:span text:style-name="T76_33">i</text:span><text:span text:style-name="T76_34"><text:s/></text:span><text:span text:style-name="T76_35">mellom</text:span><text:span text:style-name="T76_36"><text:s/></text:span><text:span text:style-name="T76_37">kan</text:span><text:span text:style-name="T76_38"><text:s/></text:span><text:span text:style-name="T76_39">løses</text:span><text:span text:style-name="T76_40"><text:s/></text:span><text:span text:style-name="T76_41">over</text:span><text:span text:style-name="T76_42"><text:s/></text:span><text:span text:style-name="T76_43">en</text:span><text:span text:style-name="T76_44"><text:s/></text:span><text:span text:style-name="T76_45">kopp</text:span><text:span text:style-name="T76_46"><text:s/></text:span><text:span text:style-name="T76_47">kaffe</text:span><text:span text:style-name="T76_4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art-value="4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art-value="4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art-value="4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art-value="4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